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fo:text-align="center"/>
      <style:text-properties style:font-name="Arial" fo:font-size="12.0pt" fo:color="#1c1c1c"/>
    </style:style>
    <style:style style:name="P2" style:family="paragraph" style:parent-style-name="Standard">
      <style:text-properties style:font-name="Arial" fo:font-size="12.0pt" fo:color="#1c1c1c"/>
    </style:style>
    <style:style style:name="P3" style:family="paragraph" style:parent-style-name="Standard">
      <style:paragraph-properties fo:margin-left="0.5000in" fo:text-indent="-0.5000in">
        <style:tab-stops>
          <style:tab-stop style:position="-0.3472in"/>
          <style:tab-stop style:position="0.0000in"/>
        </style:tab-stops>
      </style:paragraph-properties>
      <style:text-properties style:font-name="Arial" fo:font-size="12.0pt" fo:color="#1c1c1c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Arial" fo:font-size="12.0pt"/>
    </style:style>
    <style:style style:name="P5" style:family="paragraph" style:parent-style-name="Standard">
      <style:paragraph-properties>
        <style:tab-stops>
          <style:tab-stop style:position="-0.3472in"/>
          <style:tab-stop style:position="0.0000in"/>
        </style:tab-stops>
      </style:paragraph-properties>
      <style:text-properties style:font-name="Arial" fo:font-size="12.0pt"/>
    </style:style>
    <style:style style:name="P6" style:family="paragraph" style:parent-style-name="Standard">
      <style:paragraph-properties fo:margin-left="0.5000in" fo:text-indent="-0.5000in">
        <style:tab-stops>
          <style:tab-stop style:position="-0.3472in"/>
          <style:tab-stop style:position="0.0000in"/>
        </style:tab-stops>
      </style:paragraph-properties>
      <style:text-properties style:font-name="Arial" fo:font-size="12.0pt"/>
    </style:style>
    <style:style style:name="P7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Arial" fo:font-size="12.0pt" fo:color="#1c1c1c"/>
    </style:style>
    <style:style style:name="P8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Arial" fo:font-size="12.0pt" fo:color="#1c1c1c"/>
    </style:style>
    <style:style style:name="P9" style:family="paragraph" style:parent-style-name="Standard">
      <style:paragraph-properties>
        <style:tab-stops>
          <style:tab-stop style:position="-0.3472in"/>
          <style:tab-stop style:position="0.0000in"/>
        </style:tab-stops>
      </style:paragraph-properties>
      <style:text-properties style:font-name="Arial" fo:font-size="12.0pt" fo:color="#1c1c1c"/>
    </style:style>
    <style:style style:name="P10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Arial" fo:font-size="12.0pt" fo:color="#1c1c1c"/>
    </style:style>
    <style:style style:name="P1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2.0pt" fo:color="#1c1c1c"/>
    </style:style>
    <style:style style:name="P1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Arial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fo:color="#000000"/>
    </style:style>
    <style:style style:name="T5" style:family="text">
      <style:text-properties style:text-line-through-style="solid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50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0in" text:min-label-width="0.25in"/>
      </text:list-level-style-number>
      <text:list-level-style-number text:level="3" style:num-format="1" text:display-levels="3">
        <style:list-level-properties text:space-before="0.75in" text:min-label-width="0.25in"/>
      </text:list-level-style-number>
    </text:list-style>
    <text:list-style style:name="L3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1"/>
      <text:p text:style-name="P1"><text:span text:style-name="T1">The OPEN DOOR Project</text:span></text:p>
      <text:p text:style-name="P2"/>
      <text:p text:style-name="P2"/>
      <text:p text:style-name="P2"/>
      <text:p text:style-name="P2"><text:span text:style-name="T1">1.0<text:tab/>Introduction</text:span></text:p>
      <text:p text:style-name="P2"><text:span text:style-name="T2">The Open Door project is Open Hardware / Open Software initiative developed by Full Spectrum Works (FSW). Open Door will be developed in-house by FSW and then submitted for crowdsource funding with a low requested dollar figure to help ensure a successful campaign.</text:span></text:p>
      <text:p text:style-name="P3"/>
      <text:list text:style-name="L1">
        <text:list-item>
          <text:list>
            <text:list-item>
              <text:p text:style-name="P4"><text:span text:style-name="T3"/><text:span text:style-name="T1">Goals and objectives</text:span></text:p>
            </text:list-item>
            <text:list-item>
              <text:p text:style-name="P4"><text:span text:style-name="T2">The Open Door project seeks to fulfill three tasks: 1) create a robust and inexpensive security system for FSW 2) help establish FSW as nationally and internationally known makerspace and 3) raise money for FSW operations.</text:span></text:p>
            </text:list-item>
          </text:list>
        </text:list-item>
      </text:list>
      <text:p text:style-name="P5"/>
      <text:list text:style-name="L1">
        <text:list-item>
          <text:list>
            <text:list-item>
              <text:p text:style-name="P4"><text:span text:style-name="T3"/><text:span text:style-name="T1">Prior Art</text:span></text:p>
            </text:list-item>
            <text:list-item>
              <text:p text:style-name="P4"><text:span text:style-name="T2">Other maker/hacker spaces have developed their own in-house security systems. All the systems use a single authentication factor, some send their command via SSH; some include notification options such as Twitter. Open Door is unique in that it uses both a RFID fob and a <text:s/>PIN code. See </text:span><text:a xlink:type="simple" xlink:href="https://wiki.hackerspaces.org/Doorlock"><text:span text:style-name="T2">https://wiki.hackerspaces.org/Doorlock</text:span></text:a><text:span text:style-name="T2"><text:s/>for more details.</text:span></text:p>
            </text:list-item>
          </text:list>
        </text:list-item>
      </text:list>
      <text:p text:style-name="P6"/>
      <text:list text:style-name="L1">
        <text:list-item>
          <text:list>
            <text:list-item>
              <text:p text:style-name="P7"><text:span text:style-name="T3"/><text:span text:style-name="T1">1.3<text:tab/>System overview</text:span></text:p>
            </text:list-item>
          </text:list>
        </text:list-item>
      </text:list>
      <text:p text:style-name="P8"><text:tab/>2<text:tab/><text:span text:style-name="T2">Open Door is a client-server based system. The client is expected to be based off the Arduino platform for cost, integration of hardware elements and development time. Future developments may include a compatible chip and prefboard, breadboard or EagleCad trace to allow for a smaller footprint and lower cost. </text:span><text:span text:style-name="T4">The server is initially designed as a Raspberry Pi B+</text:span><text:span text:style-name="T2"><text:s/>however any sufficiently powerful system may be used. <text:s/>{NOT FINISHED}</text:span></text:p>
      <text:p text:style-name="P9"/>
      <text:list text:style-name="L2">
        <text:list-item>
          <text:list>
            <text:list-item>
              <text:list>
                <text:list-item>
                  <text:p text:style-name="P10"><text:span text:style-name="T3"/><text:span text:style-name="T1">1.3.1<text:tab/>Essential requirements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11"><text:span text:style-name="T2">Two factor authentication using RFID and pin code validated against access roster</text:span></text:p>
        </text:list-item>
        <text:list-item>
          <text:p text:style-name="P11"><text:span text:style-name="T2">Swipe-to-open time of 10 seconds or less</text:span></text:p>
        </text:list-item>
      </text:list>
      <text:p text:style-name="P8"><text:tab/>•<text:tab/><text:span text:style-name="T2">Hardware shielded again</text:span><text:span text:style-name="T4">st </text:span><text:span text:style-name="T2">spurious transmissions</text:span></text:p>
      <text:list text:style-name="L3">
        <text:list-item>
          <text:p text:style-name="P11"><text:span text:style-name="T2">Mode for entry of new members</text:span></text:p>
        </text:list-item>
      </text:list>
      <text:p text:style-name="P12"><text:s text:c="4"/>• <text:s text:c="6"/>Member PIN not accessible to administrator(s)</text:p>
      <text:list text:style-name="L3">
        <text:list-item>
          <text:p text:style-name="P11"><text:span text:style-name="T2">Automatic reboot after power failure</text:span></text:p>
        </text:list-item>
        <text:list-item>
          <text:p text:style-name="P11"><text:span text:style-name="T2">Backup battery for operation during power loss or brown out</text:span></text:p>
        </text:list-item>
      </text:list>
      <text:p text:style-name="P9"/>
      <text:list text:style-name="L2">
        <text:list-item>
          <text:list>
            <text:list-item>
              <text:list>
                <text:list-item>
                  <text:p text:style-name="P10"><text:span text:style-name="T3"/><text:span text:style-name="T1">1.3.2.<text:tab/>Desirable requirements</text:span></text:p>
                </text:list-item>
              </text:list>
            </text:list-item>
          </text:list>
        </text:list-item>
      </text:list>
      <text:p text:style-name="P12"><text:tab/>•<text:tab/>Over wire (ethernet) communications to avoid wifi spoofing</text:p>
      <text:p text:style-name="P12"><text:tab/>•<text:tab/>Database logging of both entries and exits</text:p>
      <text:list text:style-name="L3">
        <text:list-item>
          <text:p text:style-name="P11"><text:span text:style-name="T2">Method of resolving multiple exit, entry without exit and multiple entry conditions</text:span></text:p>
        </text:list-item>
        <text:list-item>
          <text:p text:style-name="P11"><text:span text:style-name="T2">Integration with second camera system [3-5 seconds of video upon entry and exit]</text:span></text:p>
        </text:list-item>
        <text:list-item>
          <text:p text:style-name="P11"><text:span text:style-name="T2">Option for multi-unit expansion (e.g. bathrooms, server room)</text:span></text:p>
        </text:list-item>
        <text:list-item>
          <text:p text:style-name="P11"><text:span text:style-name="T2">User feedback for PIN code entry (audio or visual)</text:span></text:p>
        </text:list-item>
        <text:list-item>
          <text:p text:style-name="P11"><text:span text:style-name="T2">Audio alarm for door ajar situations (warning/alarm)</text:span></text:p>
        </text:list-item>
      </text:list>
      <text:p text:style-name="P9"/>
      <text:list text:style-name="L2">
        <text:list-item>
          <text:list>
            <text:list-item>
              <text:list>
                <text:list-item>
                  <text:p text:style-name="P10"><text:span text:style-name="T3"/><text:span text:style-name="T1">1.3.3<text:tab/>Future requirements 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11"><text:span text:style-name="T2">Integration with Meteor for ultra-low latency push notification of building and member status</text:span></text:p>
        </text:list-item>
        <text:list-item>
          <text:p text:style-name="P11"><text:span text:style-name="T2">Integration with various APIs for handling credit card payments or bank transactions</text:span></text:p>
        </text:list-item>
        <text:list-item>
          <text:p text:style-name="P11"><text:span text:style-name="T2">Remote web open by designated administrator(s) [This is why the camera should be a separate system. In the event of bad actor admin, the entry would still be filmed]</text:span></text:p>
        </text:list-item>
        <text:list-item>
          <text:p text:style-name="P11"/>
        </text:list-item>
      </text:list>
      <text:list text:style-name="L1">
        <text:list-item>
          <text:list>
            <text:list-item>
              <text:p text:style-name="P7"><text:span text:style-name="T3"/><text:span text:style-name="T1">2.0<text:tab/>Usage and User Interface</text:span></text:p>
            </text:list-item>
          </text:list>
        </text:list-item>
      </text:list>
      <text:p text:style-name="P8"><text:span text:style-name="T2">Initiation of the opening sequence of is door Open Door is actuated with a RIFD key fob or card swiped at an unmarked location on the exterior wall near the entrance. </text:span><text:span text:style-name="T4">There may or may not be a welcome message </text:span><text:span text:style-name="T2">on the display. Upon successful swipe, the display will prompt the user to enter hi(r) PIN code. If the PIN and RFID match a person on the access roster (in our case a paid up member), access is granted. (v2)</text:span></text:p>
      <text:p text:style-name="P9"/>
      <text:p text:style-name="P12">User is then asked if they want their presence announced. (v3)</text:p>
      <text:p text:style-name="P12">If user is denied entry from unpaid dues, prompt to pay online (v4)</text:p>
      <text:p text:style-name="P9"/>
      <text:list text:style-name="L1">
        <text:list-item>
          <text:list>
            <text:list-item>
              <text:p text:style-name="P7"><text:span text:style-name="T3"/><text:span text:style-name="T1">2.1<text:tab/>Client-side Hardware Overview</text:span></text:p>
            </text:list-item>
            <text:list-item>
              <text:p text:style-name="P7"><text:span text:style-name="T2">The client side hardware is controlled by an Arduino or similar low-cost hardware with automatic boot upon power up. The controller controls a display, keypad and bi-color LED, all of which are visible to the user on the exterior.The interior contains an exit button. The client side controller also controls a RFID reader. Both the controller and RFID reader are concealed to users.</text:span></text:p>
            </text:list-item>
          </text:list>
        </text:list-item>
      </text:list>
      <text:p text:style-name="P9"/>
      <text:list text:style-name="L1">
        <text:list-item>
          <text:list>
            <text:list-item>
              <text:p text:style-name="P7"><text:span text:style-name="T3"/><text:span text:style-name="T1">2.2 <text:tab/>Server-side Hardware Overview</text:span></text:p>
            </text:list-item>
          </text:list>
        </text:list-item>
      </text:list>
      <text:p text:style-name="P8"><text:tab/>2<text:tab/><text:span text:style-name="T2">The server side hardware is controlled by a RaspberryPi, </text:span><text:span text:style-name="T5">used laptop</text:span><text:span text:style-name="T2"><text:s/>or similar low-cost hardware with either an automatic boot upon power up or battery backup. The server will run the member </text:span><text:span text:style-name="T4">access roster, the entry-exit roster</text:span><text:span text:style-name="T2">, a webserver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">4.0<text:tab/>Hardware</text:span></text:p>
      <text:p text:style-name="P9"/>
      <text:p text:style-name="P3"/>
      <text:p text:style-name="P3"/>
      <text:p text:style-name="P3"/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  <meta:initial-creator>Alex Rook</meta:initial-creator>
  </office:meta>
</office:document-meta>
</file>